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Lucida Sans Typewriter" svg:font-family="'Lucida Sans Typewrite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8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 style:list-style-name="L8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 style:list-style-name="L8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 style:list-style-name="L8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 style:list-style-name="L8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Lucida Sans Typewriter" fo:font-weight="normal" style:font-weight-asian="normal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style:font-name="Lucida Sans Typewriter" fo:font-size="12pt" fo:font-weight="bold" style:font-size-asian="12pt" style:font-weight-asian="bold" style:font-size-complex="12pt" style:font-weight-complex="bold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Lucida Sans Typewriter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ucida Sans Typewriter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Lucida Sans Typewrit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style-complex="normal"/>
    </style:style>
    <text:list-style style:name="L1">
      <text:list-level-style-number text:level="1" text:style-name="Numbering_20_Symbols" style:num-suffix="." style:num-format="a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mLegesMarker</text:p>
      <text:p text:style-name="P1"/>
      <text:p text:style-name="P12">Developer's Guide</text:p>
      <text:p text:style-name="P2"/>
      <text:p text:style-name="P6">Lorenzo Bacci</text:p>
      <text:p text:style-name="P6">bacci@ittig.cnr.it</text:p>
      <text:p text:style-name="P7"/>
      <text:p text:style-name="P3"><text:span text:style-name="T1">SVN server:</text:span><text:span text:style-name="T2"> </text:span></text:p>
      <text:p text:style-name="P3">https://svn.ittig.cnr.it/svn/</text:p>
      <text:p text:style-name="P4"/>
      <text:p text:style-name="P4">Moduli richiesti:</text:p>
      <text:list text:style-name="L1">
        <text:list-item>
          <text:p text:style-name="P13">ModuliComuni/LibUtil/trunk/</text:p>
        </text:list-item>
        <text:list-item>
          <text:p text:style-name="P13">ModuliComuni/FeatureExtractor/<text:span text:style-name="T4">trunk/</text:span></text:p>
        </text:list-item>
        <text:list-item>
          <text:p text:style-name="P13">xmLegesMarker/HMM/<text:span text:style-name="T4">trunk/</text:span></text:p>
        </text:list-item>
        <text:list-item>
          <text:p text:style-name="P13">xmLegesMarker/HeaderParser/branches/v2-0/</text:p>
        </text:list-item>
        <text:list-item>
          <text:p text:style-name="P13">xmLegesMarker/xmLegesMarker/<text:span text:style-name="T4">trunk/</text:span></text:p>
        </text:list-item>
      </text:list>
      <text:p text:style-name="P5"/>
      <text:p text:style-name="P4">Requisiti ambiente di sviluppo:</text:p>
      <text:list text:style-name="L2">
        <text:list-item>
          <text:p text:style-name="P18">librerie: libxml2, flex, libz, libiconv</text:p>
        </text:list-item>
        <text:list-item>
          <text:p text:style-name="P18">gcc (versione 3.3.x)</text:p>
        </text:list-item>
        <text:list-item>
          <text:p text:style-name="P18">g++ (versione 3.3.x)</text:p>
        </text:list-item>
        <text:list-item>
          <text:p text:style-name="P18">antiword</text:p>
        </text:list-item>
        <text:list-item>
          <text:p text:style-name="P18">dos2unix</text:p>
        </text:list-item>
      </text:list>
      <text:p text:style-name="P5"/>
      <text:p text:style-name="P4">Procedura:</text:p>
      <text:list text:style-name="L3">
        <text:list-item>
          <text:p text:style-name="P23">Eseguire checkout dei cinque moduli richiesti in cinque diverse directory (es.: “marker/LibUtil”, “marker/FeatureExtractor”, “<text:span text:style-name="T4">marker/HMM”, “marker/HeaderParser”, “marker/xmLegesMarker”).</text:span></text:p>
        </text:list-item>
        <text:list-item>
          <text:p text:style-name="P23">Creare una directory per la compilazione (es.: “marker/compile”) contenente tre sotto-directory vuote (“bin”, “include”, “lib”).</text:p>
        </text:list-item>
        <text:list-item>
          <text:p text:style-name="P23">Compilare i cinque moduli nell'ordine presentato precedentemente: entrare nella directory del modulo e dare il comando</text:p>
          <text:p text:style-name="P43">make clean; <text:span text:style-name="T7">make PREFIX=</text:span><text:span text:style-name="T8">dir_di_compilazione</text:span><text:span text:style-name="T7"> install</text:span></text:p>
          <text:p text:style-name="P23">dove “dir_di_compilazione” rappresenta il percorso della directory scelta per la compilazione (nell'esempio di prima “marker/compile”).</text:p>
          <text:p text:style-name="P23">Esempio completo:</text:p>
          <text:p text:style-name="P28">make clean; make PREFIX=/home/pippo/marker/compile install</text:p>
        </text:list-item>
        <text:list-item>
          <text:p text:style-name="P29">Con la compilazione dell'ultimo modulo (xmLegesMarker) verrà costruito il binario definitivo <text:s/>“xmLeges-Marker.exe” (è possibile lanciarlo con l'argomento “-h” per visualizzare l'help).</text:p>
        </text:list-item>
      </text:list>
      <text:p text:style-name="P8"/>
      <text:p text:style-name="P9">Note</text:p>
      <text:list text:style-name="L4">
        <text:list-item>
          <text:p text:style-name="P30">La compilazione di ogni modulo è strettamente dipendente dalla compilazione dei precedenti moduli, in caso di errore non proseguire con i moduli successivi finchè il problema non è risolto.</text:p>
          <text:p text:style-name="P36"/>
        </text:list-item>
      </text:list>
      <text:p text:style-name="P9">Problemi tipici e soluzioni</text:p>
      <text:p text:style-name="P8">Compilazione del modulo HMM:</text:p>
      <text:list text:style-name="L5">
        <text:list-item>
          <text:p text:style-name="P31">la versione di gcc e/o g++ non è esattamente 3.3.x, per questo modulo in particolare è richiesta questa versione.</text:p>
        </text:list-item>
      </text:list>
      <text:p text:style-name="P8"/>
      <text:p text:style-name="P8">Compilazione del modulo HeaderParser:</text:p>
      <text:list text:style-name="L6">
        <text:list-item>
          <text:p text:style-name="P44"><text:span text:style-name="T4">controllare di avere fatto il checkout corretto dell'HeaderParser, la versione giusta non risiede nella classica posizione </text:span><text:span text:style-name="T5">trunk</text:span><text:span text:style-name="T4">, ma nel </text:span><text:span text:style-name="T5">branch</text:span><text:span text:style-name="T4"> denominato “v2-0”;</text:span></text:p>
        </text:list-item>
        <text:list-item>
          <text:p text:style-name="P32">errore nell'esecuzione di “loadDefault.sh”, si verifica principalmente in ambiente windows/cygwin, occorre eseguire “dos2unix.exe” sul file tramite il comando:</text:p>
          <text:p text:style-name="P45">dos2unix.exe loadDefault.sh</text:p>
          <text:p text:style-name="P37"><text:span text:style-name="T3">e poi di nuovo </text:span><text:span text:style-name="T7">make clean; make PREFIX=...</text:span></text:p>
          <text:p text:style-name="P32"/>
        </text:list-item>
      </text:list>
      <text:p text:style-name="P8">Compilazione del modulo xmLegesMarker:</text:p>
      <text:list text:style-name="L7">
        <text:list-item>
          <text:p text:style-name="P34">problema con il linking delle librerie: sono assenti alcune delle librerie richieste (vedi sopra) oppure non sono correttamente passati i parametri delle librerie incluse al compilatore. Nel secondo caso modificare il Makefile del modulo xmLegesMarker nella riga che inizia con “LIBS=” (provare con le altre varianti commentate presenti sul file).</text:p>
        </text:list-item>
      </text:list>
      <text:p text:style-name="P8"/>
      <text:p text:style-name="P9">Ubuntu packages</text:p>
      <text:p text:style-name="P8">Pacchetti da scaricare per o.s. Ubuntu/Debian ( versione &gt; 7.04):</text:p>
      <text:list text:style-name="L8">
        <text:list-item>
          <text:p text:style-name="P38">gcc-3.3</text:p>
        </text:list-item>
        <text:list-item>
          <text:p text:style-name="P38">g++-3.3</text:p>
        </text:list-item>
        <text:list-item>
          <text:p text:style-name="P35"><text:span text:style-name="T9">sysutils</text:span> (contiene dos2unix)</text:p>
        </text:list-item>
        <text:list-item>
          <text:p text:style-name="P38">antiword</text:p>
        </text:list-item>
        <text:list-item>
          <text:p text:style-name="P38">libxml2-dev</text:p>
        </text:list-item>
        <text:list-item>
          <text:p text:style-name="P38">flex</text:p>
        </text:list-item>
      </text:list>
      <text:p text:style-name="P10"/>
      <text:p text:style-name="P11"><text:span text:style-name="T6">NOTA: aggiornando i pacchetti di Kubuntu 7.10 il Marker si compila correttamente, ma ha problemi durante l'esecuzione (seg.fault). L'errore è stato risolto utilizzando libxml2 ver. 2.2.6 (</text:span><text:span text:style-name="T6">da scaricare, compilare e installare manualmente: </text:span><text:a xlink:type="simple" xlink:href="ftp://xmlsoft.org/libxml2/libxml2-2.6.26.tar.gz"><text:span text:style-name="T6">ftp://xmlsoft.org/libxml2/libxml2-2.6.26.tar.gz</text:span></text:a><text:span text:style-name="T10">)</text:span><text:span text:style-name="T6"> e il package </text:span>flex-old <text:span text:style-name="T6">al posto di </text:span>flex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Lucida Sans Typewriter" svg:font-family="'Lucida Sans Typewrite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Lorenzo</meta:initial-creator>
    <meta:creation-date>2008-01-10T17:20:48</meta:creation-date>
    <dc:creator>Lorenzo</dc:creator>
    <dc:date>2008-01-22T16:00:58</dc:date>
    <dc:language>it-IT</dc:language>
    <meta:editing-cycles>16</meta:editing-cycles>
    <meta:editing-duration>PT1H24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8" meta:word-count="402" meta:character-count="2938"/>
  </office:meta>
</office:document-meta>
</file>